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8.315cm"/>
    </style:style>
    <style:style style:name="co47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ackground-color="#ffd320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09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7" table:default-cell-style-name="ce303"/>
        <table:table-column table:style-name="co1" table:number-columns-repeated="1019" table:default-cell-style-name="Default"/>
        <table:table-row table:style-name="ro7">
          <table:table-cell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382.175" calcext:value-type="currency">
            <text:p>6 382,1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aléas</text:p>
          </table:table-cell>
          <table:table-cell table:formula="of:=[.D1]*1.2+[.D2]" office:value-type="currency" office:currency="EUR" office:value="8358.61" calcext:value-type="currency">
            <text:p>8 358,61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4.26" calcext:value-type="currency">
            <text:p>54,26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255.6" calcext:value-type="currency">
            <text:p>3 255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79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46.625" calcext:value-type="currency">
            <text:p>246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6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</text:p>
          </table:table-cell>
          <table:table-cell table:formula="of:=[.D128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6:.D76])" office:value-type="currency" office:currency="EUR" office:value="54.26" calcext:value-type="currency">
            <text:p>54,26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carte principale</text:p>
          </table:table-cell>
          <table:table-cell table:style-name="ce299" office:value-type="string" calcext:value-type="string">
            <text:p>pu</text:p>
          </table:table-cell>
          <table:table-cell table:style-name="ce296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4" office:value-type="string" calcext:value-type="string">
            <text:p>farnell</text:p>
          </table:table-cell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rpi a+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305"/>
          <table:table-cell table:style-name="ce297" table:number-columns-repeated="1019"/>
        </table:table-row>
        <table:table-row table:style-name="ro7">
          <table:table-cell table:style-name="ce297" office:value-type="string" calcext:value-type="string">
            <text:p>wifi dongle</text:p>
          </table:table-cell>
          <table:table-cell table:style-name="ce300" office:value-type="currency" office:currency="EUR" office:value="10" calcext:value-type="currency">
            <text:p>10,00 €</text:p>
          </table:table-cell>
          <table:table-cell table:style-name="ce297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305"/>
          <table:table-cell table:style-name="ce297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3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17" calcext:value-type="currency">
            <text:p>0,17 €</text:p>
          </table:table-cell>
          <table:table-cell table:style-name="ce3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porte et ahct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2" calcext:value-type="float">
            <text:p>2</text:p>
          </table:table-cell>
          <table:table-cell table:formula="of:=IF([.B22]*[.C22]=0;&quot;&quot;;[.B22]*[.C22])" office:value-type="currency" office:currency="EUR" office:value="0.14" calcext:value-type="currency">
            <text:p>0,14 €</text:p>
          </table:table-cell>
          <table:table-cell table:style-name="ce32" office:value-type="string" calcext:value-type="string">
            <text:p><text:a xlink:href="http://fr.farnell.com/nxp/74ahct1g08gw-q100/logique-porte-simple-2-i-p-tssop/dp/2445089RL" xlink:type="simple">74AHCT1G08GW-Q100,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3]*[.C23]=0;&quot;&quot;;[.B23]*[.C23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74hc4050d/circuit-logique-serie-74hc-cms/dp/1085272" xlink:type="simple">74HC4050D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B24]*[.C24]=0;&quot;&quot;;[.B24]*[.C2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nxp/74hct240d-652/buffer-driv-ligne-inverseur-soic/dp/2444905" xlink:type="simple">74HCT240D,652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03" calcext:value-type="currency">
            <text:p>0,03 €</text:p>
          </table:table-cell>
          <table:table-cell table:style-name="ce306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B27]*[.C27]=0;&quot;&quot;;[.B27]*[.C27])" office:value-type="currency" office:currency="EUR" office:value="0.35" calcext:value-type="currency">
            <text:p>0,35 €</text:p>
          </table:table-cell>
          <table:table-cell table:style-name="ce306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8]*[.C28]=0;&quot;&quot;;[.B28]*[.C28])" office:value-type="currency" office:currency="EUR" office:value="0.24" calcext:value-type="currency">
            <text:p>0,24 €</text:p>
          </table:table-cell>
          <table:table-cell table:style-name="ce3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29]*[.C29]=0;&quot;&quot;;[.B29]*[.C29])" office:value-type="currency" office:currency="EUR" office:value="1.04" calcext:value-type="currency">
            <text:p>1,04 €</text:p>
          </table:table-cell>
          <table:table-cell table:style-name="ce3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30]*[.C30]=0;&quot;&quot;;[.B30]*[.C30])" office:value-type="currency" office:currency="EUR" office:value="2.63" calcext:value-type="currency">
            <text:p>2,63 €</text:p>
          </table:table-cell>
          <table:table-cell table:style-name="ce306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0.15" calcext:value-type="currency">
            <text:p>0,15 €</text:p>
          </table:table-cell>
          <table:table-cell table:style-name="ce306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83" calcext:value-type="currency">
            <text:p>0,83 €</text:p>
          </table:table-cell>
          <table:table-cell table:style-name="ce306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34]*[.C34]=0;&quot;&quot;;[.B34]*[.C34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5]*[.C35]=0;&quot;&quot;;[.B35]*[.C35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"/>
          <table:table-cell table:number-columns-repeated="1019"/>
        </table:table-row>
        <table:table-row table:style-name="ro7">
          <table:table-cell table:style-name="ce298"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39]*[.C39]=0;&quot;&quot;;[.B39]*[.C39])" office:value-type="currency" office:currency="EUR" office:value="0.6" calcext:value-type="currency">
            <text:p>0,60 €</text:p>
          </table:table-cell>
          <table:table-cell table:style-name="ce32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0" calcext:value-type="float">
            <text:p>0</text:p>
          </table:table-cell>
          <table:table-cell table:formula="of:=IF([.B40]*[.C40]=0;&quot;&quot;;[.B40]*[.C40])">
            <text:p/>
          </table:table-cell>
          <table:table-cell table:style-name="ce306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306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42]*[.C42]=0;&quot;&quot;;[.B42]*[.C42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5" calcext:value-type="float">
            <text:p>15</text:p>
          </table:table-cell>
          <table:table-cell table:formula="of:=IF([.B43]*[.C43]=0;&quot;&quot;;[.B43]*[.C43])" office:value-type="currency" office:currency="EUR" office:value="0.75" calcext:value-type="currency">
            <text:p>0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30" calcext:value-type="float">
            <text:p>30</text:p>
          </table:table-cell>
          <table:table-cell table:formula="of:=IF([.B44]*[.C44]=0;&quot;&quot;;[.B44]*[.C44])" office:value-type="currency" office:currency="EUR" office:value="0.9" calcext:value-type="currency">
            <text:p>0,90 €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5]*[.C45]=0;&quot;&quot;;[.B45]*[.C45])" office:value-type="currency" office:currency="EUR" office:value="2.4" calcext:value-type="currency">
            <text:p>2,40 €</text:p>
          </table:table-cell>
          <table:table-cell table:style-name="ce3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6]*[.C46]=0;&quot;&quot;;[.B46]*[.C46])" office:value-type="currency" office:currency="EUR" office:value="0.51" calcext:value-type="currency">
            <text:p>0,51 €</text:p>
          </table:table-cell>
          <table:table-cell table:style-name="ce3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7]*[.C47]=0;&quot;&quot;;[.B47]*[.C47])" office:value-type="currency" office:currency="EUR" office:value="0.37" calcext:value-type="currency">
            <text:p>0,37 €</text:p>
          </table:table-cell>
          <table:table-cell table:style-name="ce306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09" calcext:value-type="currency">
            <text:p>0,09 €</text:p>
          </table:table-cell>
          <table:table-cell table:style-name="ce306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08" calcext:value-type="currency">
            <text:p>0,08 €</text:p>
          </table:table-cell>
          <table:table-cell table:style-name="ce306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0]*[.C50]=0;&quot;&quot;;[.B50]*[.C50])">
            <text:p/>
          </table:table-cell>
          <table:table-cell table:style-name="ce306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51]*[.C51]=0;&quot;&quot;;[.B51]*[.C51])">
            <text:p/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52]*[.C52]=0;&quot;&quot;;[.B52]*[.C52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3]*[.C53]=0;&quot;&quot;;[.B53]*[.C53])" office:value-type="currency" office:currency="EUR" office:value="0.1" calcext:value-type="currency">
            <text:p>0,10 €</text:p>
          </table:table-cell>
          <table:table-cell table:style-name="ce306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5]*[.C55]=0;&quot;&quot;;[.B55]*[.C55])" office:value-type="currency" office:currency="EUR" office:value="0.2" calcext:value-type="currency">
            <text:p>0,20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B56]*[.C56]=0;&quot;&quot;;[.B56]*[.C56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number-columns-repeated="1017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7]*[.C57]=0;&quot;&quot;;[.B57]*[.C57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58]*[.C58]=0;&quot;&quot;;[.B58]*[.C58])" office:value-type="currency" office:currency="EUR" office:value="0.4" calcext:value-type="currency">
            <text:p>0,40 €</text:p>
          </table:table-cell>
          <table:table-cell table:style-name="ce306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B59]*[.C59]=0;&quot;&quot;;[.B59]*[.C59])" office:value-type="currency" office:currency="EUR" office:value="0.5" calcext:value-type="currency">
            <text:p>0,50 €</text:p>
          </table:table-cell>
          <table:table-cell table:style-name="ce306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60]*[.C60]=0;&quot;&quot;;[.B60]*[.C60])" office:value-type="currency" office:currency="EUR" office:value="0.48" calcext:value-type="currency">
            <text:p>0,48 €</text:p>
          </table:table-cell>
          <table:table-cell table:style-name="ce3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B61]*[.C61]=0;&quot;&quot;;[.B61]*[.C61])" office:value-type="currency" office:currency="EUR" office:value="0.3" calcext:value-type="currency">
            <text:p>0,30 €</text:p>
          </table:table-cell>
          <table:table-cell table:style-name="ce3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2]*[.C62]=0;&quot;&quot;;[.B62]*[.C62])" office:value-type="currency" office:currency="EUR" office:value="0.5" calcext:value-type="currency">
            <text:p>0,50 €</text:p>
          </table:table-cell>
          <table:table-cell table:style-name="ce306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36" calcext:value-type="currency">
            <text:p>0,36 €</text:p>
          </table:table-cell>
          <table:table-cell table:style-name="ce306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4]*[.C64]=0;&quot;&quot;;[.B64]*[.C6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6]*[.C66]=0;&quot;&quot;;[.B66]*[.C66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7]*[.C67]=0;&quot;&quot;;[.B67]*[.C6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8]*[.C68]=0;&quot;&quot;;[.B68]*[.C68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9]*[.C69]=0;&quot;&quot;;[.B69]*[.C69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70]*[.C70]=0;&quot;&quot;;[.B70]*[.C70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8]*[.C78]=0;&quot;&quot;;[.B78]*[.C78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81:.D102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7"/>
        </table:table-row>
        <table:table-row table:style-name="ro7">
          <table:table-cell table:style-name="ce296" office:value-type="string" calcext:value-type="string">
            <text:p>extension télécommande</text:p>
          </table:table-cell>
          <table:table-cell table:style-name="ce301"/>
          <table:table-cell table:style-name="ce302"/>
          <table:table-cell table:style-name="ce301" table:formula="of:=IF([.B80]*[.C80]=0;&quot;&quot;;[.B80]*[.C80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1]*[.C81]=0;&quot;&quot;;[.B81]*[.C81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09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09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1.88" calcext:value-type="currency">
            <text:p>1,88 €</text:p>
          </table:table-cell>
          <table:table-cell table:style-name="ce3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09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09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ed rouge (r=220)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6]*[.C86]=0;&quot;&quot;;[.B86]*[.C86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8]*[.C88]=0;&quot;&quot;;[.B88]*[.C88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89]*[.C89]=0;&quot;&quot;;[.B89]*[.C89])">
            <text:p/>
          </table:table-cell>
          <table:table-cell table:style-name="ce32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90]*[.C90]=0;&quot;&quot;;[.B90]*[.C90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91]*[.C91]=0;&quot;&quot;;[.B91]*[.C91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286" table:formula="of:=[.H90]*[.H89]" office:value-type="float" office:value="2.10163809922874" calcext:value-type="float">
            <text:p>2,102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92]*[.C92]=0;&quot;&quot;;[.B92]*[.C92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3]*[.C93]=0;&quot;&quot;;[.B93]*[.C93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4]*[.C94]=0;&quot;&quot;;[.B94]*[.C94])">
            <text:p/>
          </table:table-cell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5]*[.C95]=0;&quot;&quot;;[.B95]*[.C95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6]*[.C96]=0;&quot;&quot;;[.B96]*[.C96])" office:value-type="currency" office:currency="EUR" office:value="0.65" calcext:value-type="currency">
            <text:p>0,6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7]*[.C97]=0;&quot;&quot;;[.B97]*[.C97])" office:value-type="currency" office:currency="EUR" office:value="0.69" calcext:value-type="currency">
            <text:p>0,69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98]*[.C98]=0;&quot;&quot;;[.B98]*[.C9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99]*[.C99]=0;&quot;&quot;;[.B99]*[.C99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0]*[.C100]=0;&quot;&quot;;[.B100]*[.C1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3]*[.C103]=0;&quot;&quot;;[.B103]*[.C1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4]*[.C104]=0;&quot;&quot;;[.B104]*[.C1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5]*[.C105]=0;&quot;&quot;;[.B105]*[.C105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08:.D126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2xled10w + 2x flex led</text:p>
          </table:table-cell>
          <table:table-cell table:style-name="ce301"/>
          <table:table-cell table:style-name="ce302"/>
          <table:table-cell table:style-name="ce301" table:formula="of:=IF([.B107]*[.C107]=0;&quot;&quot;;[.B107]*[.C107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8]*[.C108]=0;&quot;&quot;;[.B108]*[.C108])" office:value-type="currency" office:currency="EUR" office:value="0.05" calcext:value-type="currency">
            <text:p>0,05 €</text:p>
          </table:table-cell>
          <table:table-cell table:style-name="ce3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09]*[.C109]=0;&quot;&quot;;[.B109]*[.C109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10]*[.C110]=0;&quot;&quot;;[.B110]*[.C110])" office:value-type="currency" office:currency="EUR" office:value="0.17" calcext:value-type="currency">
            <text:p>0,17 €</text:p>
          </table:table-cell>
          <table:table-cell table:style-name="ce3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11]*[.C111]=0;&quot;&quot;;[.B111]*[.C111])" office:value-type="currency" office:currency="EUR" office:value="0.24" calcext:value-type="currency">
            <text:p>0,24 €</text:p>
          </table:table-cell>
          <table:table-cell table:style-name="ce3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1.04" calcext:value-type="currency">
            <text:p>1,04 €</text:p>
          </table:table-cell>
          <table:table-cell table:style-name="ce3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3]*[.C113]=0;&quot;&quot;;[.B113]*[.C113])" office:value-type="currency" office:currency="EUR" office:value="1.6" calcext:value-type="currency">
            <text:p>1,60 €</text:p>
          </table:table-cell>
          <table:table-cell table:style-name="ce3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4]*[.C114]=0;&quot;&quot;;[.B114]*[.C114])" office:value-type="currency" office:currency="EUR" office:value="0.34" calcext:value-type="currency">
            <text:p>0,34 €</text:p>
          </table:table-cell>
          <table:table-cell table:style-name="ce3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5]*[.C115]=0;&quot;&quot;;[.B115]*[.C11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6]*[.C116]=0;&quot;&quot;;[.B116]*[.C116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7]*[.C117]=0;&quot;&quot;;[.B117]*[.C117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8]*[.C118]=0;&quot;&quot;;[.B118]*[.C11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19]*[.C119]=0;&quot;&quot;;[.B119]*[.C119])" office:value-type="currency" office:currency="EUR" office:value="0.32" calcext:value-type="currency">
            <text:p>0,32 €</text:p>
          </table:table-cell>
          <table:table-cell table:style-name="ce3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20]*[.C120]=0;&quot;&quot;;[.B120]*[.C120])" office:value-type="currency" office:currency="EUR" office:value="0.2" calcext:value-type="currency">
            <text:p>0,20 €</text:p>
          </table:table-cell>
          <table:table-cell table:style-name="ce3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21]*[.C121]=0;&quot;&quot;;[.B121]*[.C1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2]*[.C122]=0;&quot;&quot;;[.B122]*[.C1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6]*[.C126]=0;&quot;&quot;;[.B126]*[.C1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7]*[.C127]=0;&quot;&quot;;[.B127]*[.C127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300" table:formula="of:=SUM([.D130:.D147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extension chargeur lipo+ batterie</text:p>
          </table:table-cell>
          <table:table-cell table:style-name="ce301"/>
          <table:table-cell table:style-name="ce302"/>
          <table:table-cell table:style-name="ce301" table:formula="of:=IF([.B129]*[.C129]=0;&quot;&quot;;[.B129]*[.C129])">
            <text:p/>
          </table:table-cell>
          <table:table-cell table:style-name="ce308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0]*[.C130]=0;&quot;&quot;;[.B130]*[.C130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5]*[.C135]=0;&quot;&quot;;[.B135]*[.C1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7]*[.C137]=0;&quot;&quot;;[.B137]*[.C13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8]*[.C138]=0;&quot;&quot;;[.B138]*[.C138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39]*[.C139]=0;&quot;&quot;;[.B139]*[.C139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40]*[.C140]=0;&quot;&quot;;[.B140]*[.C140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41]*[.C141]=0;&quot;&quot;;[.B141]*[.C141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42]*[.C142]=0;&quot;&quot;;[.B142]*[.C142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3]*[.C143]=0;&quot;&quot;;[.B143]*[.C143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4]*[.C144]=0;&quot;&quot;;[.B144]*[.C144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5]*[.C145]=0;&quot;&quot;;[.B145]*[.C145])" office:value-type="currency" office:currency="EUR" office:value="0.1" calcext:value-type="currency">
            <text:p>0,10 €</text:p>
          </table:table-cell>
          <table:table-cell table:style-name="ce306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6]*[.C146]=0;&quot;&quot;;[.B146]*[.C1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8]*[.C268]=0;&quot;&quot;;[.B268]*[.C2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9]*[.C269]=0;&quot;&quot;;[.B269]*[.C2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0]*[.C270]=0;&quot;&quot;;[.B270]*[.C270])">
            <text:p/>
          </table:table-cell>
          <table:table-cell table:number-columns-repeated="1020"/>
        </table:table-row>
        <table:table-row table:style-name="ro7" table:number-rows-repeated="10483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91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15:47:21.7773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8DT15H3M11S</meta:editing-duration>
    <meta:editing-cycles>159</meta:editing-cycles>
    <meta:generator>LibreOffice/4.2.6.3$MacOSX_x86 LibreOffice_project/3fd416d4c6db7d3204c17ce57a1d70f6e531ee21</meta:generator>
    <dc:date>2015-01-02T21:36:18.712853000</dc:date>
    <meta:document-statistic meta:table-count="10" meta:cell-count="2302" meta:object-count="0"/>
  </office:meta>
</office:document-meta>
</file>